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a65b3" officeooo:paragraph-rsid="000a65b3"/>
    </style:style>
    <style:style style:name="P2" style:family="paragraph" style:parent-style-name="Standard">
      <style:text-properties officeooo:rsid="000d6d81" officeooo:paragraph-rsid="000d6d81"/>
    </style:style>
    <style:style style:name="P3" style:family="paragraph" style:parent-style-name="Standard">
      <style:text-properties officeooo:rsid="000db903" officeooo:paragraph-rsid="000db903"/>
    </style:style>
    <style:style style:name="P4" style:family="paragraph" style:parent-style-name="Standard">
      <style:text-properties officeooo:rsid="000ebc84" officeooo:paragraph-rsid="000ebc84"/>
    </style:style>
    <style:style style:name="P5" style:family="paragraph" style:parent-style-name="Standard">
      <style:text-properties officeooo:rsid="000ebc84" officeooo:paragraph-rsid="000ebc84"/>
    </style:style>
    <style:style style:name="P6" style:family="paragraph" style:parent-style-name="Standard">
      <style:text-properties officeooo:rsid="000ef2aa" officeooo:paragraph-rsid="000ef2aa"/>
    </style:style>
    <style:style style:name="T1" style:family="text">
      <style:text-properties officeooo:rsid="000b8c34"/>
    </style:style>
    <style:style style:name="T2" style:family="text">
      <style:text-properties officeooo:rsid="000db9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shlistr design</text:p>
      <text:p text:style-name="P1"/>
      <text:p text:style-name="P1">An application that will take a user's input to build a recipe, <text:span text:style-name="T1">suggest collections of recipes for a defined number of meals / days based on a selection tracking algorithm. <text:s/></text:span>A recipe will contain information about all ingredients <text:span text:style-name="T1">that can be accessed to create a grocery list based upon the users selection.</text:span></text:p>
      <text:p text:style-name="P1"/>
      <text:p text:style-name="P2">Objects:</text:p>
      <text:p text:style-name="P2">recipe – holds all information from user input.</text:p>
      <text:p text:style-name="P2"/>
      <text:p text:style-name="P2">Recipe { </text:p>
      <text:p text:style-name="P2"><text:tab/>dishName:</text:p>
      <text:p text:style-name="P3"><text:tab/>mealType:</text:p>
      <text:p text:style-name="P2"><text:tab/>ingredients: {ingredient:amount} – buttons!</text:p>
      <text:p text:style-name="P2"><text:tab/><text:span text:style-name="T2">directions</text:span>:<text:span text:style-name="T2"> </text:span><text:tab/></text:p>
      <text:p text:style-name="P2">}</text:p>
      <text:p text:style-name="P2"/>
      <text:p text:style-name="P1"/>
      <text:p text:style-name="P1">Fonts:</text:p>
      <text:p text:style-name="P1"/>
      <text:p text:style-name="P1">Able: main content</text:p>
      <text:p text:style-name="P1">Slabo 27px</text:p>
      <text:p text:style-name="P1"/>
      <text:p text:style-name="P1"/>
      <text:p text:style-name="P4">Ingredient buttons - add or remove ingredient inputs</text:p>
      <text:p text:style-name="P4">[4] ingredient</text:p>
      <text:p text:style-name="P4"/>
      <text:p text:style-name="P6">Dev notes:</text:p>
      <text:p text:style-name="P6"/>
      <text:p text:style-name="P6">Always declare a button type for &lt;button&gt; elements. </text:p>
      <text:p text:style-name="P6">Need to code in remove button. N-siblings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18:21:51.163068140</meta:creation-date>
    <dc:date>2018-06-19T00:41:22.600566879</dc:date>
    <meta:editing-duration>PT4H4M45S</meta:editing-duration>
    <meta:editing-cycles>4</meta:editing-cycles>
    <meta:generator>LibreOffice/5.3.4.2$MacOSX_X86_64 LibreOffice_project/f82d347ccc0be322489bf7da61d7e4ad13fe2ff3</meta:generator>
    <meta:document-statistic meta:table-count="0" meta:image-count="0" meta:object-count="0" meta:page-count="1" meta:paragraph-count="18" meta:word-count="104" meta:character-count="670" meta:non-whitespace-character-count="573"/>
  </office:meta>
</office:document-meta>
</file>